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34.5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0.813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0.813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1.625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3.25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6.5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0.813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0.813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1.625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3.25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6.5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<text:s/>испорчена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0.813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0.813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1.625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3.25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6.5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0.813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0.813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1.625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3.25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string" calcext:value-type="string">
            <text:p>6.5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Сухая молочная сыворотка</text:p>
          </table:table-cell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Из Вологды</text:p>
          </table:table-cell>
          <table:table-cell office:value-type="string" calcext:value-type="string">
            <text:p>От 3.4 до 4.0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7-29" calcext:value-type="date">
            <text:p>29.07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string" calcext:value-type="string">
            <text:p>Примерно; 23.07.18</text:p>
          </table:table-cell>
          <table:table-cell table:style-name="ce6" office:value-type="string" calcext:value-type="string">
            <text:p>Примерно: 02.08.18</text:p>
          </table:table-cell>
          <table:table-cell table:style-name="ce3" office:value-type="string" calcext:value-type="string">
            <text:p>Проба прорачна, но некоторые желтоватые, всвязи с плохой растворимостью сыворотки. Рекомендация брать меньшие концентрации контаминанта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.00.0000</text:date>, <text:time style:data-style-name="N2" text:time-value="00:03:36.1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7H2M16S</meta:editing-duration>
    <meta:editing-cycles>5</meta:editing-cycles>
    <meta:generator>LibreOffice/5.2.7.2$Windows_x86 LibreOffice_project/2b7f1e640c46ceb28adf43ee075a6e8b8439ed10</meta:generator>
    <dc:date>2018-08-02T16:45:29.630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